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9.60000038146973pt" style:font-size-complex="11pt"/>
    </style:style>
    <style:style style:name="P2" style:family="paragraph" style:parent-style-name="Standard">
      <style:text-properties fo:font-size="11pt" officeooo:rsid="0014ed33" officeooo:paragraph-rsid="0014ed33" style:font-size-asian="9.60000038146973pt" style:font-size-complex="11pt"/>
    </style:style>
    <style:style style:name="P3" style:family="paragraph" style:parent-style-name="Standard">
      <style:text-properties fo:font-size="11pt" officeooo:rsid="0014ed33" officeooo:paragraph-rsid="00152111" style:font-size-asian="9.60000038146973pt" style:font-size-complex="11pt"/>
    </style:style>
    <style:style style:name="P4" style:family="paragraph" style:parent-style-name="Standard">
      <style:text-properties fo:font-size="11pt" officeooo:paragraph-rsid="00152111" style:font-size-asian="9.60000038146973pt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6pt" officeooo:rsid="0014ed33" officeooo:paragraph-rsid="0014ed33" style:font-size-asian="16pt" style:font-size-complex="16pt"/>
    </style:style>
    <style:style style:name="P6" style:family="paragraph" style:parent-style-name="Standard">
      <style:text-properties style:font-name="Times New Roman1" fo:font-size="11pt" officeooo:rsid="0014ed33" officeooo:paragraph-rsid="0019266e" style:font-name-asian="Times New Roman1" style:font-size-asian="9.60000038146973pt" style:font-name-complex="Times New Roman1" style:font-size-complex="11pt"/>
    </style:style>
    <style:style style:name="P7" style:family="paragraph" style:parent-style-name="Standard">
      <style:text-properties style:font-name="Times New Roman1" fo:font-size="11pt" officeooo:rsid="0014ed33" officeooo:paragraph-rsid="0019677d" style:font-name-asian="Times New Roman1" style:font-size-asian="9.60000038146973pt" style:font-name-complex="Times New Roman1" style:font-size-complex="11pt"/>
    </style:style>
    <style:style style:name="P8" style:family="paragraph" style:parent-style-name="Standard">
      <style:text-properties style:font-name="Times New Roman1" fo:font-size="11pt" officeooo:rsid="0014ed33" officeooo:paragraph-rsid="00198b4f" style:font-name-asian="Times New Roman1" style:font-size-asian="9.60000038146973pt" style:font-name-complex="Times New Roman1" style:font-size-complex="11pt"/>
    </style:style>
    <style:style style:name="P9" style:family="paragraph" style:parent-style-name="Standard">
      <style:text-properties style:font-name="Times New Roman1" fo:font-size="11pt" officeooo:rsid="0014ed33" officeooo:paragraph-rsid="001c1834" style:font-name-asian="Times New Roman1" style:font-size-asian="9.60000038146973pt" style:font-name-complex="Times New Roman1" style:font-size-complex="11pt"/>
    </style:style>
    <style:style style:name="P10" style:family="paragraph" style:parent-style-name="Standard">
      <style:text-properties style:font-name="Times New Roman1" fo:font-size="11pt" officeooo:rsid="0014ed33" officeooo:paragraph-rsid="001c7b57" style:font-name-asian="Times New Roman1" style:font-size-asian="9.60000038146973pt" style:font-name-complex="Times New Roman1" style:font-size-complex="11pt"/>
    </style:style>
    <style:style style:name="P11" style:family="paragraph" style:parent-style-name="Standard">
      <style:text-properties style:font-name="Times New Roman1" fo:font-size="11pt" officeooo:rsid="001871c9" officeooo:paragraph-rsid="001871c9" style:font-name-asian="Times New Roman1" style:font-size-asian="9.60000038146973pt" style:font-name-complex="Times New Roman1" style:font-size-complex="11pt"/>
    </style:style>
    <style:style style:name="P12" style:family="paragraph" style:parent-style-name="Standard">
      <style:text-properties style:font-name="Times New Roman1" fo:font-size="11pt" officeooo:rsid="001c1834" officeooo:paragraph-rsid="001c1834" style:font-name-asian="Times New Roman1" style:font-size-asian="9.60000038146973pt" style:font-name-complex="Times New Roman1" style:font-size-complex="11pt"/>
    </style:style>
    <style:style style:name="P13" style:family="paragraph" style:parent-style-name="Standard">
      <style:text-properties style:font-name="Times New Roman" fo:font-size="11pt" officeooo:rsid="0014ed33" officeooo:paragraph-rsid="001871c9" style:font-name-asian="Andale Sans UI" style:font-size-asian="9.60000038146973pt" style:font-name-complex="Tahoma" style:font-size-complex="11pt"/>
    </style:style>
    <style:style style:name="P14" style:family="paragraph" style:parent-style-name="Standard">
      <style:text-properties style:font-name="Times New Roman1" fo:font-size="11pt" officeooo:rsid="0014ed33" officeooo:paragraph-rsid="00152111" style:font-name-asian="Times New Roman1" style:font-size-asian="9.60000038146973pt" style:font-name-complex="Times New Roman1" style:font-size-complex="11pt"/>
    </style:style>
    <style:style style:name="P15" style:family="paragraph" style:parent-style-name="Standard">
      <style:text-properties style:font-name="Times New Roman" fo:font-size="11pt" officeooo:rsid="0019266e" officeooo:paragraph-rsid="0019266e" style:font-name-asian="Andale Sans UI" style:font-size-asian="9.60000038146973pt" style:font-name-complex="Tahoma" style:font-size-complex="11pt"/>
    </style:style>
    <style:style style:name="P16" style:family="paragraph" style:parent-style-name="Standard">
      <style:text-properties style:font-name="Times New Roman" fo:font-size="11pt" officeooo:rsid="0019677d" officeooo:paragraph-rsid="0019677d" style:font-name-asian="Andale Sans UI" style:font-size-asian="9.60000038146973pt" style:font-name-complex="Tahoma" style:font-size-complex="11pt"/>
    </style:style>
    <style:style style:name="P17" style:family="paragraph" style:parent-style-name="Standard">
      <style:text-properties style:font-name="Times New Roman" fo:font-size="11pt" officeooo:rsid="00198b4f" officeooo:paragraph-rsid="00198b4f" style:font-name-asian="Andale Sans UI" style:font-size-asian="9.60000038146973pt" style:font-name-complex="Tahoma" style:font-size-complex="11pt"/>
    </style:style>
    <style:style style:name="P18" style:family="paragraph" style:parent-style-name="Standard">
      <style:text-properties style:font-name="Times New Roman" fo:font-size="11pt" officeooo:rsid="001c1834" officeooo:paragraph-rsid="001c1834" style:font-name-asian="Andale Sans UI" style:font-size-asian="9.60000038146973pt" style:font-name-complex="Tahoma" style:font-size-complex="11pt"/>
    </style:style>
    <style:style style:name="P19" style:family="paragraph" style:parent-style-name="Standard">
      <style:text-properties style:font-name="Times New Roman" fo:font-size="11pt" officeooo:rsid="001e2de9" officeooo:paragraph-rsid="001e2de9" style:font-name-asian="Andale Sans UI" style:font-size-asian="9.60000038146973pt" style:font-name-complex="Tahoma" style:font-size-complex="11pt"/>
    </style:style>
    <style:style style:name="P20" style:family="paragraph" style:parent-style-name="Standard">
      <style:text-properties style:font-name="Times New Roman" fo:font-size="11pt" officeooo:rsid="001e2de9" officeooo:paragraph-rsid="001fcb89" style:font-name-asian="Andale Sans UI" style:font-size-asian="9.60000038146973pt" style:font-name-complex="Tahoma" style:font-size-complex="11pt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1" officeooo:rsid="00152111" style:font-name-asian="Times New Roman1" style:font-name-complex="Times New Roman1"/>
    </style:style>
    <style:style style:name="T3" style:family="text">
      <style:text-properties style:font-name="Times New Roman" style:font-name-asian="Andale Sans UI" style:font-name-complex="Tahoma"/>
    </style:style>
    <style:style style:name="T4" style:family="text">
      <style:text-properties style:font-name="Times New Roman" officeooo:rsid="00152111" style:font-name-asian="Andale Sans UI" style:font-name-complex="Tahoma"/>
    </style:style>
    <style:style style:name="T5" style:family="text">
      <style:text-properties style:font-name="Times New Roman" officeooo:rsid="00166b63" style:font-name-asian="Andale Sans UI" style:font-name-complex="Tahoma"/>
    </style:style>
    <style:style style:name="T6" style:family="text">
      <style:text-properties style:font-name="Times New Roman" officeooo:rsid="0019266e" style:font-name-asian="Andale Sans UI" style:font-name-complex="Tahoma"/>
    </style:style>
    <style:style style:name="T7" style:family="text">
      <style:text-properties style:font-name="Times New Roman" officeooo:rsid="0019677d" style:font-name-asian="Andale Sans UI" style:font-name-complex="Tahoma"/>
    </style:style>
    <style:style style:name="T8" style:family="text">
      <style:text-properties style:font-name="Times New Roman" officeooo:rsid="00198b4f" style:font-name-asian="Andale Sans UI" style:font-name-complex="Tahoma"/>
    </style:style>
    <style:style style:name="T9" style:family="text">
      <style:text-properties style:font-name="Times New Roman" officeooo:rsid="001b7f56" style:font-name-asian="Andale Sans UI" style:font-name-complex="Tahoma"/>
    </style:style>
    <style:style style:name="T10" style:family="text">
      <style:text-properties style:font-name="Times New Roman" officeooo:rsid="001c1834" style:font-name-asian="Andale Sans UI" style:font-name-complex="Tahoma"/>
    </style:style>
    <style:style style:name="T11" style:family="text">
      <style:text-properties style:font-name="Times New Roman" officeooo:rsid="001c7b57" style:font-name-asian="Andale Sans UI" style:font-name-complex="Tahoma"/>
    </style:style>
    <style:style style:name="T12" style:family="text">
      <style:text-properties style:font-name="Times New Roman" fo:font-weight="bold" officeooo:rsid="00198b4f" style:font-name-asian="Andale Sans UI" style:font-weight-asian="bold" style:font-name-complex="Tahoma" style:font-weight-complex="bold"/>
    </style:style>
    <style:style style:name="T13" style:family="text">
      <style:text-properties style:font-name="Times New Roman" fo:font-weight="bold" officeooo:rsid="001b7f56" style:font-name-asian="Andale Sans UI" style:font-weight-asian="bold" style:font-name-complex="Tahoma" style:font-weight-complex="bold"/>
    </style:style>
    <style:style style:name="T14" style:family="text">
      <style:text-properties style:font-name="Times New Roman" fo:font-weight="bold" officeooo:rsid="001c7b57" style:font-name-asian="Andale Sans UI" style:font-weight-asian="bold" style:font-name-complex="Tahoma" style:font-weight-complex="bold"/>
    </style:style>
    <style:style style:name="T15" style:family="text">
      <style:text-properties officeooo:rsid="001871c9"/>
    </style:style>
    <style:style style:name="T16" style:family="text">
      <style:text-properties officeooo:rsid="00152111"/>
    </style:style>
    <style:style style:name="T17" style:family="text">
      <style:text-properties officeooo:rsid="00198b4f"/>
    </style:style>
    <style:style style:name="T18" style:family="text">
      <style:text-properties fo:font-weight="bold" officeooo:rsid="001871c9" style:font-weight-asian="bold" style:font-weight-complex="bold"/>
    </style:style>
    <style:style style:name="T19" style:family="text">
      <style:text-properties officeooo:rsid="001ee9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ion -- 10 GbE Switch</text:p>
      <text:p text:style-name="P2"/>
      <text:p text:style-name="P1"/>
      <text:p text:style-name="P3"/>
      <text:p text:style-name="P14">►</text:p>
      <text:p text:style-name="P4"/>
      <text:p text:style-name="P2"><text:span text:style-name="T1">●</text:span><text:span text:style-name="T3"> </text:span><text:span text:style-name="T5">(</text:span><text:span text:style-name="T4">48 * 10 G</text:span><text:span text:style-name="T5">)</text:span><text:span text:style-name="T4"> port switch</text:span><text:span text:style-name="T5"> or (32 * 10 G + 4 * 40 G)</text:span></text:p>
      <text:p text:style-name="P3"><text:span text:style-name="T2">●</text:span><text:span text:style-name="T4"> Each two ports can be boundled into a single 20 Gbps port.</text:span></text:p>
      <text:p text:style-name="P2"/>
      <text:p text:style-name="P8">▒<text:span text:style-name="T3"> </text:span><text:span text:style-name="T15"><text:s/></text:span><text:span text:style-name="T18">Port Trunking</text:span><text:span text:style-name="T15"> a.k.a Link Aggregation (p.356)</text:span></text:p>
      <text:p text:style-name="P11">Multiple physical links into a single logical link.</text:p>
      <text:p text:style-name="P6"><text:span text:style-name="T16">●</text:span><text:span text:style-name="T4"> </text:span><text:span text:style-name="T6">Up to 127 trunk groups</text:span><text:span text:style-name="T7"> (7-bit trunk ID)</text:span></text:p>
      <text:p text:style-name="P6"><text:span text:style-name="T16">●</text:span><text:span text:style-name="T4"> </text:span><text:span text:style-name="T6">Up to 8 port members per trunk (LAG).</text:span></text:p>
      <text:p text:style-name="P6"><text:span text:style-name="T16">●</text:span><text:span text:style-name="T4"> </text:span><text:span text:style-name="T6">Ucast or Mcast are load balanced using:</text:span></text:p>
      <text:p text:style-name="P15"><text:tab/>a) Ingress port number or Trunk ID</text:p>
      <text:p text:style-name="P15"><text:tab/>b) Hash based on L2, L3, and L4 header fields</text:p>
      <text:p text:style-name="P15"><text:tab/>c) CRC on flexible selection of header fields</text:p>
      <text:p text:style-name="P7"><text:span text:style-name="T16">●</text:span><text:span text:style-name="T4"> </text:span><text:span text:style-name="T7">Trunking is compliant with IEEE 802.3ad standard.</text:span></text:p>
      <text:p text:style-name="P7"><text:span text:style-name="T16">●</text:span><text:span text:style-name="T4"> </text:span><text:span text:style-name="T7">All trunk members must have the same port configuration:</text:span></text:p>
      <text:p text:style-name="P16"><text:tab/>a) MAC settings such as speed, flow control, ...</text:p>
      <text:p text:style-name="P16"><text:tab/>b) QoS</text:p>
      <text:p text:style-name="P16"><text:tab/>c) Policy</text:p>
      <text:p text:style-name="P16"><text:tab/>d) Bridge sttings (VLAN, STP, Ingress/Egress filtering)</text:p>
      <text:p text:style-name="P16"><text:tab/>e) Egress shaping and scheduling policy</text:p>
      <text:p text:style-name="P8"><text:span text:style-name="T16">●</text:span><text:span text:style-name="T4"> </text:span><text:span text:style-name="T8">A packet can be forwarded to a trunk by:</text:span></text:p>
      <text:p text:style-name="P17"><text:tab/>a) Policy actions</text:p>
      <text:p text:style-name="P17"><text:tab/>b) Bridge PVE</text:p>
      <text:p text:style-name="P17"><text:tab/>c) Bridge FDB</text:p>
      <text:p text:style-name="P17"><text:tab/>d) Unicast Router engine</text:p>
      <text:p text:style-name="P8"><text:span text:style-name="T16">●</text:span><text:span text:style-name="T4"> </text:span><text:span text:style-name="T8">Trunk Members Table:</text:span></text:p>
      <text:p text:style-name="P17">127 rows -- one per trunk ID</text:p>
      <text:p text:style-name="P17">8 colomns -- one per each member</text:p>
      <text:p text:style-name="P17">Trunk Member is defined by a tuple = {device number, port number}</text:p>
      <text:p text:style-name="P8"><text:span text:style-name="T16">●</text:span><text:span text:style-name="T4"> </text:span><text:span text:style-name="T8">Load balancing within a trunk:</text:span></text:p>
      <text:p text:style-name="P17"><text:tab/>member = hash[0:6] % number-of-trunk-members-in-trunk</text:p>
      <text:p text:style-name="P8"/>
      <text:p text:style-name="P8"><text:span text:style-name="T17">▒</text:span><text:span text:style-name="T8"> <text:s/></text:span><text:span text:style-name="T12">Tunneling</text:span><text:span text:style-name="T13"> <text:s/></text:span><text:span text:style-name="T9">(p. 413)</text:span></text:p>
      <text:p text:style-name="P9"><text:span text:style-name="T4">● </text:span><text:span text:style-name="T10">Tunneling technologies:</text:span></text:p>
      <text:p text:style-name="P18">a) IPv4/6-over-IPv4, with or without GRE header</text:p>
      <text:p text:style-name="P18">b) Ethernet-over-GRE-IPv4</text:p>
      <text:p text:style-name="P18">c) IEEE 802.1ah</text:p>
      <text:p text:style-name="P18">d) MPLS Label Switch Path (LSP)</text:p>
      <text:p text:style-name="P18">e) IPv4/6-over-MPLS Label Edge Router (LER)</text:p>
      <text:p text:style-name="P18">f) Ethernet-over-MPLS Label Edge Router (LER)</text:p>
      <text:p text:style-name="P9"><text:span text:style-name="T4">● </text:span><text:span text:style-name="T10">Tunnel provides a P2P virtual link between two end-points</text:span></text:p>
      <text:p text:style-name="P9"><text:span text:style-name="T4">● </text:span><text:span text:style-name="T10">Tunneling protocol and passenger protocol (payload encapsulated by the tunneling protocol).</text:span></text:p>
      <text:p text:style-name="P18">Tunneling protocols:</text:p>
      <text:p text:style-name="P18"><text:tab/>a) IPv4</text:p>
      <text:p text:style-name="P18"><text:tab/>b) GRE-IPv4</text:p>
      <text:p text:style-name="P18"><text:tab/>c) MPLS</text:p>
      <text:p text:style-name="P18">Passenger protocols:</text:p>
      <text:p text:style-name="P18"><text:tab/>a) IPv4</text:p>
      <text:p text:style-name="P18"><text:tab/>b) IPv6</text:p>
      <text:p text:style-name="P18"><text:soft-page-break/><text:tab/>c) Ethernet</text:p>
      <text:p text:style-name="P18"><text:tab/>d) MPLS label + payload</text:p>
      <text:p text:style-name="P9"><text:span text:style-name="T4">● </text:span><text:span text:style-name="T10">Tunneled packet:</text:span></text:p>
      <text:p text:style-name="P18">| Ethernet Header | Tunneling Protocol | Pssenger Protocol | Ethernet CRC |</text:p>
      <text:p text:style-name="P12"/>
      <text:p text:style-name="P10"><text:span text:style-name="T17">▒</text:span><text:span text:style-name="T8"> <text:s/></text:span><text:span text:style-name="T14">VLAN</text:span><text:span text:style-name="T13"> <text:s/></text:span><text:span text:style-name="T9">(p. </text:span><text:span text:style-name="T11">534</text:span><text:span text:style-name="T9">)</text:span></text:p>
      <text:p text:style-name="P19">IEEE 802.1Q -- Single-tag bridging.</text:p>
      <text:p text:style-name="P19">IEEE 802.1ad -- Provider bridging, QinQ<text:span text:style-name="T19">, TR101</text:span></text:p>
      <text:p text:style-name="P20">S-tag<text:span text:style-name="T19"> (Service Provider VLAN <text:s/>tag) = 0x8a88</text:span></text:p>
      <text:p text:style-name="P20">C-tag<text:span text:style-name="T19"> (Customer bridge VLAN tag) = 0x8100</text:span></text:p>
      <text:p text:style-name="P19"/>
      <text:p text:style-name="P1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25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1M59S</meta:editing-duration>
    <meta:editing-cycles>17</meta:editing-cycles>
    <meta:generator>LibreOffice/4.2.6.3$Linux_X86_64 LibreOffice_project/420m0$Build-3</meta:generator>
    <dc:date>2014-10-03T07:39:43.713949034</dc:date>
    <meta:document-statistic meta:table-count="0" meta:image-count="0" meta:object-count="0" meta:page-count="2" meta:paragraph-count="56" meta:word-count="336" meta:character-count="1896" meta:non-whitespace-character-count="1590"/>
    <meta:user-defined meta:name="Info 1"/>
    <meta:user-defined meta:name="Info 2"/>
    <meta:user-defined meta:name="Info 3"/>
    <meta:user-defined meta:name="Info 4"/>
  </office:meta>
</office:document-meta>
</file>